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5.9083in" fo:margin-left="0in" fo:margin-right="-0.0028in" fo:margin-top="0.1965in" fo:margin-bottom="0.1965in" style:page-number="0" table:align="margins" style:may-break-between-rows="false"/>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6.11" style:family="table-row">
      <style:table-row-properties style:min-row-height="0.6375in"/>
    </style:style>
    <style:style style:name="Table23" style:family="table">
      <style:table-properties style:width="5.9083in" fo:margin-left="0in" fo:margin-right="-0.0028in" fo:margin-top="0.1965in" fo:margin-bottom="0.1965in" table:align="margins"/>
    </style:style>
    <style:style style:name="Table23.A" style:family="table-column">
      <style:table-column-properties style:column-width="2.8326in" style:rel-column-width="31423*"/>
    </style:style>
    <style:style style:name="Table23.B" style:family="table-column">
      <style:table-column-properties style:column-width="3.0757in" style:rel-column-width="3411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8326in" style:rel-column-width="31423*"/>
    </style:style>
    <style:style style:name="Table19.B" style:family="table-column">
      <style:table-column-properties style:column-width="3.0757in" style:rel-column-width="3411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none"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none"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5.9055in" style:type="right" style:leader-style="dotted" style:leader-text="."/>
        </style:tab-stops>
      </style:paragraph-properties>
    </style:style>
    <style:style style:name="P7" style:family="paragraph" style:parent-style-name="Contents_20_2">
      <style:paragraph-properties>
        <style:tab-stops>
          <style:tab-stop style:position="5.9055in"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color="#ff0000" fo:font-style="normal" style:text-underline-style="solid" style:text-underline-width="auto" style:text-underline-color="font-color" style:font-style-asian="normal" style:font-style-complex="normal"/>
    </style:style>
    <style:style style:name="P14" style:family="paragraph" style:parent-style-name="Standard">
      <style:text-properties fo:color="#ff0000" style:text-underline-style="solid" style:text-underline-width="auto" style:text-underline-color="font-color"/>
    </style:style>
    <style:style style:name="P15" style:family="paragraph" style:parent-style-name="Standard">
      <style:text-properties fo:color="#ff0000"/>
    </style:style>
    <style:style style:name="P16" style:family="paragraph" style:parent-style-name="Standard" style:list-style-name="L4"/>
    <style:style style:name="P17" style:family="paragraph" style:parent-style-name="Standard" style:list-style-name="L4">
      <style:text-properties style:use-window-font-color="true" style:text-underline-style="none"/>
    </style:style>
    <style:style style:name="P18" style:family="paragraph" style:parent-style-name="Heading_20_3">
      <style:paragraph-properties fo:break-before="page"/>
    </style:style>
    <style:style style:name="P19" style:family="paragraph" style:parent-style-name="Standard" style:list-style-name="L5"/>
    <style:style style:name="P20" style:family="paragraph" style:parent-style-name="Standard">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7"/>
    <style:style style:name="P23" style:family="paragraph" style:parent-style-name="Standard" style:list-style-name="L8"/>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Heading_20_3">
      <style:text-properties fo:background-color="transparent"/>
    </style:style>
    <style:style style:name="P27" style:family="paragraph" style:parent-style-name="Standard" style:list-style-name="L9"/>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list-style-name="L10"/>
    <style:style style:name="P31" style:family="paragraph" style:parent-style-name="Standard">
      <style:text-properties style:use-window-font-color="true" style:text-underline-style="none"/>
    </style:style>
    <style:style style:name="P32" style:family="paragraph" style:parent-style-name="Standard">
      <style:text-properties fo:color="#800000" style:text-underline-style="solid" style:text-underline-width="auto" style:text-underline-color="font-color"/>
    </style:style>
    <style:style style:name="P33" style:family="paragraph">
      <style:paragraph-properties fo:text-align="center"/>
    </style:style>
    <style:style style:name="P34" style:family="paragraph">
      <style:paragraph-properties fo:text-align="center"/>
      <style:text-properties style:font-name="Arial1" fo:font-size="8pt" fo:font-weight="bold"/>
    </style:style>
    <style:style style:name="P35" style:family="paragraph">
      <style:paragraph-properties fo:text-align="center"/>
      <style:text-properties style:font-name="Arial1" fo:font-size="8pt"/>
    </style:style>
    <style:style style:name="P36" style:family="paragraph" style:parent-style-name="Standard">
      <style:text-properties fo:color="#800000" style:text-underline-style="solid" style:text-underline-width="auto" style:text-underline-color="font-color" fo:background-color="#ffff00"/>
    </style:style>
    <style:style style:name="P37" style:family="paragraph" style:parent-style-name="Standard">
      <style:text-properties fo:font-style="normal" style:font-style-asian="normal" style:font-style-complex="normal"/>
    </style:style>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paragraph-properties fo:margin-left="0.5902in" fo:margin-right="0in" fo:text-indent="0in" style:auto-text-indent="false"/>
    </style:style>
    <style:style style:name="P41" style:family="paragraph" style:parent-style-name="Standard" style:list-style-name="L13">
      <style:paragraph-properties fo:margin-left="0in" fo:margin-right="0in" fo:text-indent="0in" style:auto-text-indent="false"/>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fo:background-color="transparent"/>
    </style:style>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size="10pt" fo:language="none" fo:country="none" style:font-size-asian="10pt" style:font-size-complex="10pt"/>
    </style:style>
    <style:style style:name="P46" style:family="paragraph" style:parent-style-name="Table_20_Contents">
      <style:text-properties fo:background-color="transparent"/>
    </style:style>
    <style:style style:name="P47"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48" style:family="paragraph" style:parent-style-name="Standard">
      <style:text-properties fo:font-size="10pt" style:font-size-asian="10pt" style:font-size-complex="10pt"/>
    </style:style>
    <style:style style:name="P49" style:family="paragraph" style:parent-style-name="Standard">
      <style:text-properties style:use-window-font-color="true" fo:font-size="10pt" style:text-underline-style="none" style:font-size-asian="10pt" style:font-size-complex="10pt"/>
    </style:style>
    <style:style style:name="P50" style:family="paragraph" style:parent-style-name="Table_20_Contents">
      <style:text-properties style:use-window-font-color="true" style:text-underline-style="none"/>
    </style:style>
    <style:style style:name="P51" style:family="paragraph" style:parent-style-name="Table_20_Contents">
      <style:paragraph-properties style:text-autospace="none"/>
      <style:text-properties fo:font-size="10pt" fo:language="none" fo:country="none" style:font-size-asian="10pt" style:font-size-complex="10pt"/>
    </style:style>
    <style:style style:name="P52" style:family="paragraph" style:parent-style-name="Table_20_Contents">
      <style:text-properties style:font-name="Arial1" fo:font-weight="normal" style:font-weight-asian="normal" style:font-weight-complex="normal"/>
    </style:style>
    <style:style style:name="P53"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54" style:family="paragraph" style:parent-style-name="Standard">
      <style:text-properties fo:font-weight="normal" style:font-weight-asian="normal" style:font-weight-complex="normal"/>
    </style:style>
    <style:style style:name="P55" style:family="paragraph" style:parent-style-name="Standard">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Table_20_Contents">
      <style:paragraph-properties fo:keep-with-next="always"/>
    </style:style>
    <style:style style:name="P58" style:family="paragraph" style:parent-style-name="Table_20_Contents">
      <style:text-properties style:use-window-font-color="true" style:text-underline-style="none" fo:background-color="transparent"/>
    </style:style>
    <style:style style:name="P59" style:family="paragraph" style:parent-style-name="Table_20_Contents">
      <style:text-properties style:use-window-font-color="true" style:text-underline-style="none" fo:font-weight="normal" fo:background-color="transparent" style:font-weight-asian="normal" style:font-weight-complex="normal"/>
    </style:style>
    <style:style style:name="P60" style:family="paragraph" style:parent-style-name="Table_20_Contents">
      <style:text-properties style:use-window-font-color="true" fo:font-style="normal" style:text-underline-style="none" style:font-style-asian="normal" style:font-style-complex="normal"/>
    </style:style>
    <style:style style:name="P61" style:family="paragraph" style:parent-style-name="Standard">
      <style:text-properties style:use-window-font-color="true" fo:font-style="normal" style:text-underline-style="none" style:font-style-asian="normal" style:font-style-complex="normal"/>
    </style:style>
    <style:style style:name="P6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63" style:family="paragraph" style:parent-style-name="Standard">
      <style:paragraph-properties fo:text-align="start" style:justify-single-word="false"/>
    </style:style>
    <style:style style:name="P64" style:family="paragraph" style:parent-style-name="Standard">
      <style:text-properties fo:font-size="10pt" fo:language="none" fo:country="none" style:font-size-asian="10pt" style:font-size-complex="10pt"/>
    </style:style>
    <style:style style:name="P65" style:family="paragraph" style:parent-style-name="Standard" style:list-style-name="L14"/>
    <style:style style:name="P66" style:family="paragraph" style:parent-style-name="Code" style:list-style-name="L15">
      <style:text-properties style:use-window-font-color="true" style:text-underline-style="none"/>
    </style:style>
    <style:style style:name="P67" style:family="paragraph" style:parent-style-name="Code">
      <style:paragraph-properties fo:background-color="transparent">
        <style:background-image/>
      </style:paragraph-properties>
    </style:style>
    <style:style style:name="P68" style:family="paragraph" style:parent-style-name="Code">
      <style:paragraph-properties fo:background-color="transparent">
        <style:background-image/>
      </style:paragraph-properties>
      <style:text-properties fo:background-color="transparent"/>
    </style:style>
    <style:style style:name="P69" style:family="paragraph" style:parent-style-name="Code" style:list-style-name="L16"/>
    <style:style style:name="P70" style:family="paragraph" style:parent-style-name="Code" style:list-style-name="L17"/>
    <style:style style:name="P71" style:family="paragraph" style:parent-style-name="Code" style:list-style-name="L15"/>
    <style:style style:name="P72" style:family="paragraph" style:parent-style-name="Standard" style:list-style-name="L18"/>
    <style:style style:name="P73" style:family="paragraph" style:parent-style-name="Standard">
      <style:text-properties fo:font-style="italic" style:font-style-asian="italic" style:font-style-complex="italic"/>
    </style:style>
    <style:style style:name="P74" style:family="paragraph" style:parent-style-name="Standard" style:list-style-name="L19"/>
    <style:style style:name="P75" style:family="paragraph" style:parent-style-name="Standard" style:list-style-name="L20">
      <style:paragraph-properties fo:margin-left="0.5902in" fo:margin-right="0in" fo:text-indent="0in" style:auto-text-indent="false"/>
      <style:text-properties style:use-window-font-color="true" style:text-underline-style="none"/>
    </style:style>
    <style:style style:name="P76" style:family="paragraph" style:parent-style-name="Standard" style:list-style-name="L20">
      <style:paragraph-properties fo:margin-left="1.1807in" fo:margin-right="0in" fo:text-indent="0in" style:auto-text-indent="false"/>
      <style:text-properties style:use-window-font-color="true" style:text-underline-style="none"/>
    </style:style>
    <style:style style:name="P77" style:family="paragraph" style:parent-style-name="Table_20_Contents" style:list-style-name="L21"/>
    <style:style style:name="P78" style:family="paragraph" style:parent-style-name="Table_20_Contents" style:list-style-name="L22"/>
    <style:style style:name="P79" style:family="paragraph" style:parent-style-name="Table_20_Contents" style:list-style-name="L23"/>
    <style:style style:name="P80" style:family="paragraph" style:parent-style-name="Table_20_Contents" style:list-style-name="L24"/>
    <style:style style:name="P81" style:family="paragraph" style:parent-style-name="Table_20_Contents" style:list-style-name="L25"/>
    <style:style style:name="P82" style:family="paragraph" style:parent-style-name="Standard" style:list-style-name="L26"/>
    <style:style style:name="P83" style:family="paragraph" style:parent-style-name="Standard" style:list-style-name="L27"/>
    <style:style style:name="P84" style:family="paragraph" style:parent-style-name="Standard" style:list-style-name="L28"/>
    <style:style style:name="P85" style:family="paragraph" style:parent-style-name="Standard" style:list-style-name="L29">
      <style:text-properties fo:font-weight="normal" style:font-weight-asian="normal" style:font-weight-complex="normal"/>
    </style:style>
    <style:style style:name="P86" style:family="paragraph" style:parent-style-name="Standard">
      <style:paragraph-properties fo:background-color="transparent">
        <style:background-image/>
      </style:paragraph-properties>
    </style:style>
    <style:style style:name="P87" style:family="paragraph" style:parent-style-name="Heading_20_2">
      <style:text-properties fo:background-color="transparent"/>
    </style:style>
    <style:style style:name="P88" style:family="paragraph" style:parent-style-name="Standard">
      <style:paragraph-properties fo:background-color="transparent">
        <style:background-image/>
      </style:paragraph-properties>
      <style:text-properties fo:background-color="transparent"/>
    </style:style>
    <style:style style:name="P89" style:family="paragraph" style:parent-style-name="Standard">
      <style:text-properties fo:font-weight="bold"/>
    </style:style>
    <style:style style:name="P90" style:family="paragraph" style:parent-style-name="Standard">
      <style:paragraph-properties fo:margin-left="0.3925in" fo:margin-right="0in" fo:text-indent="0in" style:auto-text-indent="false"/>
    </style:style>
    <style:style style:name="P91" style:family="paragraph" style:parent-style-name="Standard">
      <style:paragraph-properties fo:margin-left="0.3846in" fo:margin-right="0in" fo:text-indent="0in" style:auto-text-indent="false"/>
    </style:style>
    <style:style style:name="P92" style:family="paragraph" style:parent-style-name="Standard">
      <style:paragraph-properties fo:margin-left="0.0083in" fo:margin-right="0in" fo:text-indent="0in" style:auto-text-indent="false"/>
      <style:text-properties fo:font-weight="bold"/>
    </style:style>
    <style:style style:name="P93"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9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95"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96"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97" style:family="paragraph" style:parent-style-name="Heading_20_2">
      <style:paragraph-properties fo:break-before="page"/>
    </style:style>
    <style:style style:name="P98"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99"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underline-style="none"/>
    </style:style>
    <style:style style:name="T7" style:family="text">
      <style:text-properties style:font-name="Arial1" fo:font-size="8pt" fo:font-weight="bold"/>
    </style:style>
    <style:style style:name="T8" style:family="text">
      <style:text-properties style:font-name="Arial1" fo:font-size="8pt"/>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1"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2" style:family="text">
      <style:text-properties fo:background-color="#ffff00"/>
    </style:style>
    <style:style style:name="T13" style:family="text">
      <style:text-properties fo:font-weight="normal" style:font-weight-asian="normal" style:font-weight-complex="normal"/>
    </style:style>
    <style:style style:name="T14" style:family="text">
      <style:text-properties fo:background-color="transparent"/>
    </style:style>
    <style:style style:name="T15" style:family="text">
      <style:text-properties fo:font-size="10pt" fo:language="none" fo:country="none" style:font-size-asian="10pt" style:font-size-complex="10pt"/>
    </style:style>
    <style:style style:name="T16" style:family="text">
      <style:text-properties style:font-name="Arial5" fo:font-size="10pt" fo:font-style="italic" style:font-name-asian="Arial5" style:font-size-asian="10pt" style:font-name-complex="Arial5" style:font-size-complex="10pt"/>
    </style:style>
    <style:style style:name="T17" style:family="text">
      <style:text-properties fo:font-size="10pt"/>
    </style:style>
    <style:style style:name="T18" style:family="text">
      <style:text-properties style:font-name="Arial5" fo:font-size="10pt" style:font-name-asian="Arial5" style:font-size-asian="12pt" style:font-name-complex="Arial5" style:font-size-complex="12pt"/>
    </style:style>
    <style:style style:name="T19" style:family="text">
      <style:text-properties style:font-name="Arial5" fo:font-size="12pt" style:font-name-asian="Arial5" style:font-size-asian="12pt" style:font-name-complex="Arial5" style:font-size-complex="12pt"/>
    </style:style>
    <style:style style:name="T20" style:family="text">
      <style:text-properties style:font-name="Courier" fo:font-size="10pt" style:font-name-asian="Courier" style:font-size-asian="12pt" style:font-name-complex="Courier" style:font-size-complex="12pt"/>
    </style:style>
    <style:style style:name="T21" style:family="text">
      <style:text-properties style:font-name="Courier" style:font-name-asian="Courier" style:font-name-complex="Courier"/>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Graphics">
      <style:graphic-properties style:horizontal-pos="center" style:horizontal-rel="paragraph"/>
    </style:style>
    <style:style style:name="fr8" style:family="graphic" style:parent-style-name="Frame">
      <style:graphic-properties fo:margin-top="0.1575in" fo:margin-bottom="0.1575in" style:wrap="none" style:vertical-pos="from-top" style:vertical-rel="paragraph" style:horizontal-pos="center" style:horizontal-rel="paragraph"/>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10"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1" style:family="graphic" style:parent-style-name="Frame">
      <style:graphic-properties fo:margin-top="0.1575in" fo:margin-bottom="0.1575in" style:wrap="none" style:vertical-pos="from-top" style:vertical-rel="paragraph" style:horizontal-pos="from-left" style:horizontal-rel="paragraph"/>
    </style:style>
    <style:style style:name="fr12"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3" style:family="graphic" style:parent-style-name="Frame">
      <style:graphic-properties fo:margin-top="0in" fo:margin-bottom="0.1575in" style:wrap="none" style:vertical-pos="from-top" style:vertical-rel="paragraph" style:horizontal-pos="from-left" style:horizontal-rel="paragraph"/>
    </style:style>
    <style:style style:name="fr14"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5"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6"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right" draw:textarea-vertical-align="middle" fo:padding-top="0in" fo:padding-bottom="0.2362in" fo:padding-left="0.472in" fo:padding-right="0in" style:run-through="foreground"/>
    </style:style>
    <style:style style:name="gr5" style:family="graphic">
      <style:graphic-properties style:run-through="foreground"/>
    </style:style>
    <style:style style:name="gr6"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7" style:family="graphic">
      <style:graphic-properties draw:textarea-horizontal-align="right" draw:textarea-vertical-align="middle" fo:padding-top="0in" fo:padding-bottom="0.2362in" fo:padding-left="0.472in" fo:padding-right="0in" style:run-through="foreground"/>
    </style:style>
    <style:style style:name="gr8"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95958224">
          <text:insertion>
            <office:change-info>
              <dc:creator>Toccy</dc:creator>
              <dc:date>2006-08-30T15:26:00</dc:date>
            </office:change-info>
          </text:insertion>
        </text:changed-region>
        <text:changed-region text:id="ct95958328">
          <text:insertion>
            <office:change-info>
              <dc:creator>Toccy</dc:creator>
              <dc:date>2006-08-30T17:26:00</dc:date>
            </office:change-info>
          </text:insertion>
        </text:changed-region>
        <text:changed-region text:id="ct95958432">
          <text:insertion>
            <office:change-info>
              <dc:creator>Toccy</dc:creator>
              <dc:date>2006-08-30T17:27:00</dc:date>
            </office:change-info>
          </text:insertion>
        </text:changed-region>
        <text:changed-region text:id="ct9595853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9595864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36507152">
          <text:insertion>
            <office:change-info>
              <dc:creator>Toccy</dc:creator>
              <dc:date>2006-08-30T17:30:00</dc:date>
            </office:change-info>
          </text:insertion>
        </text:changed-region>
        <text:changed-region text:id="ct98183616">
          <text:insertion>
            <office:change-info>
              <dc:creator>Toccy</dc:creator>
              <dc:date>2006-08-30T17:32:00</dc:date>
            </office:change-info>
          </text:insertion>
        </text:changed-region>
        <text:changed-region text:id="ct96485872">
          <text:insertion>
            <office:change-info>
              <dc:creator>Toccy</dc:creator>
              <dc:date>2006-08-30T17:33:00</dc:date>
            </office:change-info>
          </text:insertion>
        </text:changed-region>
        <text:changed-region text:id="ct136343792">
          <text:insertion>
            <office:change-info>
              <dc:creator>Toccy</dc:creator>
              <dc:date>2006-08-30T17:34:00</dc:date>
            </office:change-info>
          </text:insertion>
        </text:changed-region>
        <text:changed-region text:id="ct95580784">
          <text:insertion>
            <office:change-info>
              <dc:creator>Toccy</dc:creator>
              <dc:date>2006-08-30T17:35:00</dc:date>
            </office:change-info>
          </text:insertion>
        </text:changed-region>
        <text:changed-region text:id="ct98159520">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December 2007</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4</text:p>
          <text:p text:style-name="P7">1.4. Device Manager and DMTree<text:tab/>7</text:p>
          <text:p text:style-name="P6">2. Data Synchronization Layer<text:tab/>8</text:p>
          <text:p text:style-name="P7">2.1. Synchronization Process<text:tab/>8</text:p>
          <text:p text:style-name="P7">2.2. Multiple Messages In One Package<text:tab/>14</text:p>
          <text:p text:style-name="P7">2.3. Large Object handling<text:tab/>14</text:p>
          <text:p text:style-name="P7">2.4. Data Synchronization Layer Design<text:tab/>15</text:p>
          <text:p text:style-name="P7">2.5. SyncManager and SyncSource Configuration<text:tab/>21</text:p>
          <text:p text:style-name="P7">2.6. Synchronization Report<text:tab/>29</text:p>
          <text:p text:style-name="P7">2.7. Item Content Transformation<text:tab/>31</text:p>
          <text:p text:style-name="P7">2.8. Configuration DMTree<text:tab/>33</text:p>
          <text:p text:style-name="P7">2.9. Client Capabilities Handling<text:tab/>35</text:p>
          <text:p text:style-name="P7">2.10. Synchronization Events Notification<text:tab/>36</text:p>
          <text:p text:style-name="P7">2.11. Filtering<text:tab/>46</text:p>
          <text:p text:style-name="P7">2.12. SyncML Message Object Representation<text:tab/>47</text:p>
          <text:p text:style-name="P7">2.13. Converter and Parser for Contact and Calendar objects<text:tab/>47</text:p>
          <text:p text:style-name="P7">2.14. Logging<text:tab/>49</text:p>
          <text:p text:style-name="P7">2.15. Transport Agent<text:tab/>50</text:p>
          <text:p text:style-name="P6">3. Device Manager Layer<text:tab/>52</text:p>
          <text:p text:style-name="P7">3.1. Terminology<text:tab/>52</text:p>
          <text:p text:style-name="P7">3.2. Architecture<text:tab/>54</text:p>
          <text:p text:style-name="P7">3.3. Class Diagram<text:tab/>55</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Sync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3">The final goal of this module is to provide the remote management functionality using the OMA DM protocol, even if this is currently not implemented yet in the library.</text:p>
      <text:p text:style-name="P14"/>
      <text:p text:style-name="P15">The SyncManager needs several configuration parameters to perform its job, which are passed using an interface class called SyncManagerConfig. These parameters can be stored using the DM, which will also allow the remote configuration once implemented, or using a client-specific method. See par. <text:reference-ref text:reference-format="chapter" text:ref-name="config">2.5</text:reference-ref> for more details.</text:p>
      <text:p text:style-name="P15"/>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6">Initialization</text:p>
        </text:list-item>
        <text:list-item>
          <text:p text:style-name="P16">Modifications exchange</text:p>
        </text:list-item>
        <text:list-item>
          <text:p text:style-name="P17">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The ending phase is actually just sending the last status and/or mapping to the server and saving the anchors needed to perform a fast sync the next time.</text:p>
      <text:p text:style-name="P18"><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9">Client: a final client application using the Funambol SDK;</text:p>
        </text:list-item>
        <text:list-item>
          <text:p text:style-name="P19">SyncClient: the SDK client kernel that the developer extends in order to interact with the client data sources;</text:p>
        </text:list-item>
        <text:list-item>
          <text:p text:style-name="P19">SyncManager: the SDK synchronization engine;</text:p>
        </text:list-item>
        <text:list-item>
          <text:p text:style-name="P19">SyncSource: the client abstraction of a client data source;</text:p>
        </text:list-item>
        <text:list-item>
          <text:p text:style-name="P19">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0">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0"/>
      <text:p text:style-name="P20">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0"/>
      <text:p text:style-name="P20">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0"/>
      <text:list text:style-name="L6">
        <text:list-item>
          <text:p text:style-name="P21">Win32 – registry</text:p>
        </text:list-item>
        <text:list-item>
          <text:p text:style-name="P21">WindowsMobile – registry</text:p>
        </text:list-item>
        <text:list-item>
          <text:p text:style-name="P21">Posix – plain files tree</text:p>
        </text:list-item>
        <text:list-item>
          <text:p text:style-name="P21">PalmOS – palm db</text:p>
        </text:list-item>
      </text:list>
      <text:p text:style-name="P20"/>
      <text:p text:style-name="P20">The DM subsystem is fully described in chapter 3.</text:p>
      <text:p text:style-name="P20"/>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22">As a separate package</text:p>
        </text:list-item>
        <text:list-item>
          <text:p text:style-name="P2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23">client authentication</text:p>
        </text:list-item>
        <text:list-item>
          <text:p text:style-name="P23">server authentication</text:p>
        </text:list-item>
        <text:list-item>
          <text:p text:style-name="P2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24">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5">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5">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5">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5">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5">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5">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5"/>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7">provide information about the SyncSource to synchronize (preferred synchronization type, name, local and target URIs, mime type of the data...)</text:p>
        </text:list-item>
        <text:list-item>
          <text:p text:style-name="P27">keep the synchronization state from the datasource point of view</text:p>
        </text:list-item>
        <text:list-item>
          <text:p text:style-name="P27">retrieve all items in the datasource regardless their state</text:p>
        </text:list-item>
        <text:list-item>
          <text:p text:style-name="P27">retrieve the modified items only from the datasource</text:p>
        </text:list-item>
        <text:list-item>
          <text:p text:style-name="P27">apply server side changes</text:p>
        </text:list-item>
        <text:list-item>
          <text:p text:style-name="P27">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in the SyncSource along with the GUID received by the server so that the mapping will be communicated back to the server in a Map command.</text:p>
      <text:p text:style-name="P28">Along with the latest status command, the client is requested to send also the LUID-GUIID mappings, if there is any. As already mentioned, such mapping is stored temporarily by the SyncManager and sent back to the server along with the Status commands.</text:p>
      <text:p text:style-name="P29"/>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30">Client sends the first n items in the first message of PKG #3, without the &lt;Final/&gt; element;</text:p>
        </text:list-item>
        <text:list-item>
          <text:p text:style-name="P30">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30">Client sends the next message with the next items; if the message contains the last items, the package is terminated with the &lt;Final/&gt; tag;</text:p>
        </text:list-item>
        <text:list-item>
          <text:p text:style-name="P30">Server applies the client changes and returns a message with only status; if the client sent its last massage, Server goes to the next step; otherwise, the process goes back to step 2;</text:p>
        </text:list-item>
        <text:list-item>
          <text:p text:style-name="P30">Client replies to Server with simply a status command (optionally a 222 Alert code);</text:p>
        </text:list-item>
        <text:list-item>
          <text:p text:style-name="P30">Server starts sending server side updates; if the message is not the last one, the &lt;Final/&gt; element is not added to the message; otherwise, &lt;Final/&gt; indicates the end of the package;</text:p>
        </text:list-item>
        <text:list-item>
          <text:p text:style-name="P30">Client applies the received changes and replies with status command only; when the message obtained by Server contains the &lt;Final/&gt; element, the process ends.</text:p>
        </text:list-item>
      </text:list>
      <text:h text:style-name="Heading_20_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The engine is able to do the reassembling work and give the complete object to the SyncSource. <text:span text:style-name="T6">Since this may not be possible on limited devices due to the RAM limitations, it's possible for the client to tell the engine to leave the reassembling work to the SyncSource.</text:span></text:p>
      <text:p text:style-name="P31">In this case, the SyncItem is marked with a ModeData flag and sent to the client, which is responsible for the reassembling. The advantage is that this can be done on the file system directly, for instance, with a less RAM usage.</text:p>
      <text:p text:style-name="P32"/>
      <text:p text:style-name="P32"><draw:frame draw:style-name="fr7" draw:name="Frame14" text:anchor-type="paragraph" svg:width="5.9819in" draw:z-index="30"><draw:text-box fo:min-height="5.3638in"><text:p text:style-name="Frame_20_contents"><draw:rect text:anchor-type="paragraph" draw:z-index="31" draw:style-name="gr1" draw:text-style-name="P34" svg:width="0.8335in" svg:height="0.4268in" svg:x="3.6807in" svg:y="0.1882in"><text:p text:style-name="P33"><text:span text:style-name="T7">SyncSource</text:span></text:p></draw:rect><draw:rect text:anchor-type="paragraph" draw:z-index="32" draw:style-name="gr1" draw:text-style-name="P34" svg:width="0.5898in" svg:height="0.3441in" svg:x="2.6102in" svg:y="0.8945in"><text:p text:style-name="P33"><text:span text:style-name="T7">SyncItem</text:span></text:p></draw:rect><draw:rect text:anchor-type="paragraph" draw:z-index="33" draw:style-name="gr2" draw:text-style-name="P34" svg:width="0.8335in" svg:height="0.4268in" svg:x="0.0173in" svg:y="0.1591in"><text:p text:style-name="P33"><text:span text:style-name="T7">SYNCML</text:span></text:p></draw:rect><draw:g text:anchor-type="paragraph" draw:z-index="36" draw:style-name="gr3"><draw:line draw:style-name="gr4" draw:text-style-name="P35" svg:x1="1.539in" svg:y1="1.0118in" svg:x2="1.8197in" svg:y2="1.0118in"><text:p text:style-name="P33"><text:span text:style-name="T8">getItem</text:span></text:p></draw:line><draw:g draw:style-name="gr5"><draw:line draw:style-name="gr6" draw:text-style-name="P33" svg:x1="1.539in" svg:y1="1.202in" svg:x2="1.8197in" svg:y2="1.202in"><text:p/></draw:line><draw:line draw:style-name="gr7" draw:text-style-name="P33" svg:x1="1.8201in" svg:y1="1.0118in" svg:x2="1.8201in" svg:y2="1.202in"><text:p/></draw:line></draw:g></draw:g><draw:g text:anchor-type="paragraph" draw:z-index="41" draw:style-name="gr3"><draw:line draw:style-name="gr4" draw:text-style-name="P35" svg:x1="1.539in" svg:y1="1.9091in" svg:x2="1.8197in" svg:y2="1.9091in"><text:p text:style-name="P33"><text:span text:style-name="T8">getItem</text:span></text:p></draw:line><draw:g draw:style-name="gr5"><draw:line draw:style-name="gr6" draw:text-style-name="P33" svg:x1="1.539in" svg:y1="2.0992in" svg:x2="1.8197in" svg:y2="2.0992in"><text:p/></draw:line><draw:line draw:style-name="gr7" draw:text-style-name="P33" svg:x1="1.8201in" svg:y1="1.9091in" svg:x2="1.8201in" svg:y2="2.0992in"><text:p/></draw:line></draw:g></draw:g><draw:line text:anchor-type="paragraph" draw:z-index="44" draw:style-name="gr8" draw:text-style-name="P33" svg:x1="0.4035in" svg:y1="3.6382in" svg:x2="0.4035in" svg:y2="4.8866in"><text:p/></draw:line><draw:line text:anchor-type="paragraph" draw:z-index="45" draw:style-name="gr8" draw:text-style-name="P33" svg:x1="0.4035in" svg:y1="0.5854in" svg:x2="0.4035in" svg:y2="2.787in"><text:p/></draw:line><draw:line text:anchor-type="paragraph" draw:z-index="46" draw:style-name="gr9" draw:text-style-name="P33" svg:x1="0.4035in" svg:y1="2.7866in" svg:x2="0.4035in" svg:y2="3.5992in"><text:p/></draw:line><draw:g text:anchor-type="paragraph" draw:z-index="49" draw:style-name="gr3"><draw:line draw:style-name="gr4" draw:text-style-name="P35" svg:x1="1.5362in" svg:y1="3.839in" svg:x2="1.8169in" svg:y2="3.839in"><text:p text:style-name="P33"><text:span text:style-name="T8">getItem</text:span></text:p></draw:line><draw:g draw:style-name="gr5"><draw:line draw:style-name="gr6" draw:text-style-name="P33" svg:x1="1.5362in" svg:y1="4.0291in" svg:x2="1.8169in" svg:y2="4.0291in"><text:p/></draw:line><draw:line draw:style-name="gr7" draw:text-style-name="P33" svg:x1="1.8173in" svg:y1="3.839in" svg:x2="1.8173in" svg:y2="4.0291in"><text:p/></draw:line></draw:g></draw:g><draw:rect text:anchor-type="paragraph" draw:z-index="50" draw:style-name="gr1" draw:text-style-name="P34" svg:width="0.5898in" svg:height="0.3441in" svg:x="2.6016in" svg:y="1.828in"><text:p text:style-name="P33"><text:span text:style-name="T7">SyncItem</text:span></text:p></draw:rect><draw:rect text:anchor-type="paragraph" draw:z-index="51" draw:style-name="gr1" draw:text-style-name="P34" svg:width="0.5898in" svg:height="0.3441in" svg:x="2.5984in" svg:y="3.748in"><text:p text:style-name="P33"><text:span text:style-name="T7">SyncItem</text:span></text:p></draw:rect><draw:line text:anchor-type="paragraph" draw:z-index="55" draw:style-name="gr8" draw:text-style-name="P33" svg:x1="1.5362in" svg:y1="3.6492in" svg:x2="1.5362in" svg:y2="4.8976in"><text:p/></draw:line><draw:line text:anchor-type="paragraph" draw:z-index="56" draw:style-name="gr8" draw:text-style-name="P33" svg:x1="1.5362in" svg:y1="0.5965in" svg:x2="1.5362in" svg:y2="2.798in"><text:p/></draw:line><draw:line text:anchor-type="paragraph" draw:z-index="57" draw:style-name="gr9" draw:text-style-name="P33" svg:x1="1.5362in" svg:y1="2.798in" svg:x2="1.5362in" svg:y2="3.6106in"><text:p/></draw:line><draw:line text:anchor-type="paragraph" draw:z-index="58" draw:style-name="gr8" draw:text-style-name="P33" svg:x1="4.1083in" svg:y1="3.6673in" svg:x2="4.1083in" svg:y2="5.2346in"><text:p/></draw:line><draw:line text:anchor-type="paragraph" draw:z-index="59" draw:style-name="gr8" draw:text-style-name="P33" svg:x1="4.1083in" svg:y1="0.6146in" svg:x2="4.1083in" svg:y2="2.8161in"><text:p/></draw:line><draw:line text:anchor-type="paragraph" draw:z-index="60" draw:style-name="gr9" draw:text-style-name="P33" svg:x1="4.1083in" svg:y1="2.8161in" svg:x2="4.1083in" svg:y2="3.6287in"><text:p/></draw:line><draw:line text:anchor-type="paragraph" draw:z-index="61" draw:style-name="gr8" draw:text-style-name="P33" svg:x1="5.1319in" svg:y1="1.2366in" svg:x2="5.1319in" svg:y2="2.8028in"><text:p/></draw:line><draw:line text:anchor-type="paragraph" draw:z-index="62" draw:style-name="gr9" draw:text-style-name="P33" svg:x1="5.1319in" svg:y1="2.8028in" svg:x2="5.1319in" svg:y2="3.6154in"><text:p/></draw:line><draw:line text:anchor-type="paragraph" draw:z-index="63" draw:style-name="gr8" draw:text-style-name="P33" svg:x1="5.1319in" svg:y1="3.6783in" svg:x2="5.1319in" svg:y2="5.2256in"><text:p/></draw:line><draw:line text:anchor-type="paragraph" draw:z-index="34" draw:style-name="gr10" draw:text-style-name="P35" svg:x1="0.4217in" svg:y1="0.8583in" svg:x2="1.5335in" svg:y2="0.8583in"><text:p text:style-name="P33"><text:span text:style-name="T8">First chunk</text:span></text:p></draw:line><draw:line text:anchor-type="paragraph" draw:z-index="35" draw:style-name="gr11" draw:text-style-name="P35" svg:x1="1.8193in" svg:y1="1.102in" svg:x2="2.5929in" svg:y2="1.102in"><text:p/></draw:line><draw:custom-shape text:anchor-type="paragraph" draw:z-index="37" draw:style-name="gr12" draw:text-style-name="P34" svg:width="0.3713in" svg:height="0.3713in" svg:x="4.9382in" svg:y="0.8661in"><text:p text:style-name="P33"><text:span text:style-name="T7">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10" draw:text-style-name="P35" svg:x1="4.1181in" svg:y1="1.5819in" svg:x2="5.1319in" svg:y2="1.5819in"><text:p text:style-name="P33"><text:span text:style-name="T8">add chunk</text:span></text:p></draw:line><draw:line text:anchor-type="paragraph" draw:z-index="39" draw:style-name="gr10" draw:text-style-name="P35" svg:x1="0.4244in" svg:y1="1.7555in" svg:x2="1.5362in" svg:y2="1.7555in"><text:p text:style-name="P33"><text:span text:style-name="T8">Second chunk</text:span></text:p></draw:line><draw:line text:anchor-type="paragraph" draw:z-index="40" draw:style-name="gr11" draw:text-style-name="P35" svg:x1="1.8193in" svg:y1="1.9992in" svg:x2="2.5929in" svg:y2="1.9992in"><text:p/></draw:line><draw:line text:anchor-type="paragraph" draw:z-index="42" draw:style-name="gr10" draw:text-style-name="P35" svg:x1="1.5453in" svg:y1="2.3972in" svg:x2="4.1087in" svg:y2="2.3972in"><text:p text:style-name="P33"><text:span text:style-name="T8">addItem</text:span></text:p><text:p text:style-name="P33"><text:span text:style-name="T8"/></text:p></draw:line><draw:line text:anchor-type="paragraph" draw:z-index="43" draw:style-name="gr10" draw:text-style-name="P35" svg:x1="4.1154in" svg:y1="2.5409in" svg:x2="5.1291in" svg:y2="2.5409in"><text:p text:style-name="P33"><text:span text:style-name="T8">add chunk</text:span></text:p></draw:line><draw:line text:anchor-type="paragraph" draw:z-index="47" draw:style-name="gr10" draw:text-style-name="P35" svg:x1="0.4035in" svg:y1="3.748in" svg:x2="1.5154in" svg:y2="3.748in"><text:p text:style-name="P33"><text:span text:style-name="T8">Last chunk</text:span></text:p></draw:line><draw:line text:anchor-type="paragraph" draw:z-index="48" draw:style-name="gr11" draw:text-style-name="P35" svg:x1="1.8165in" svg:y1="3.9291in" svg:x2="2.5902in" svg:y2="3.9291in"><text:p/></draw:line><draw:line text:anchor-type="paragraph" draw:z-index="52" draw:style-name="gr10" draw:text-style-name="P35" svg:x1="1.5362in" svg:y1="4.3083in" svg:x2="4.0996in" svg:y2="4.3083in"><text:p text:style-name="P33"><text:span text:style-name="T8">addItem</text:span></text:p><text:p text:style-name="P33"><text:span text:style-name="T8"/></text:p></draw:line><draw:line text:anchor-type="paragraph" draw:z-index="53" draw:style-name="gr10" draw:text-style-name="P35" svg:x1="4.1154in" svg:y1="4.5in" svg:x2="5.1291in" svg:y2="4.5in"><text:p text:style-name="P33"><text:span text:style-name="T8">add chunk</text:span></text:p></draw:line><draw:line text:anchor-type="paragraph" draw:z-index="54" draw:style-name="gr10" draw:text-style-name="P35" svg:x1="4.1154in" svg:y1="4.8264in" svg:x2="5.1291in" svg:y2="4.8264in"><text:p text:style-name="P33"><text:span text:style-name="T8">finalize</text:span></text:p></draw:line><draw:line text:anchor-type="paragraph" draw:z-index="64" draw:style-name="gr10" draw:text-style-name="P35" svg:x1="1.5453in" svg:y1="1.4457in" svg:x2="4.1087in" svg:y2="1.4457in"><text:p text:style-name="P33"><text:span text:style-name="T8">addItem</text:span></text:p><text:p text:style-name="P33"><text:span text:style-name="T8"/></text:p></draw:line></text:p></draw:text-box></draw:frame></text:p>
      <text:p text:style-name="P36"/>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95958224"/>, beginSync, endSync<text:change-end text:change-id="ct95958224"/>)</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8" draw:name="Frame6" text:anchor-type="paragraph" svg:y="0.0047in" svg:width="5.8756in" draw:z-index="11"><draw:text-box fo:min-height="2.7165in"><text:p text:style-name="Figure"><draw:frame draw:style-name="fr9" draw:name="Object5" text:anchor-type="paragraph" svg:x="0in" svg:y="0in" svg:width="5.7189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95958328"/>the reference to the configuration object (an instance of SyncManagerConfig – for details, see the dedicated section about the configuration objects in later in this document) is passed <text:change-end text:change-id="ct95958328"/>when calling one of the two methods sync()<text:change-start text:change-id="ct95958432"/>.<text:change-end text:change-id="ct95958432"/><text:change text:change-id="ct95958536"/></text:p>
      <text:p text:style-name="Standard"/>
      <text:p text:style-name="P37">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95958640"/></text:p>
      <text:p text:style-name="Heading_20_3"><draw:frame draw:style-name="fr10" draw:name="Frame8" text:anchor-type="paragraph" svg:y="-0.0035in" svg:width="5.9055in" style:rel-width="100%" svg:height="4.4972in" style:rel-height="scale-min" draw:z-index="15"><draw:text-box><text:p text:style-name="Figure"><draw:frame draw:style-name="fr4"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38">the default authentication type (the one the client will first try to use)</text:p>
        </text:list-item>
        <text:list-item>
          <text:p text:style-name="P38">the requested authentication type (the one requested by the server)</text:p>
        </text:list-item>
        <text:list-item>
          <text:p text:style-name="P38">username</text:p>
        </text:list-item>
        <text:list-item>
          <text:p text:style-name="P38">password</text:p>
        </text:list-item>
        <text:list-item>
          <text:p text:style-name="P38">server id</text:p>
        </text:list-item>
        <text:list-item>
          <text:p text:style-name="P38">server password</text:p>
        </text:list-item>
        <text:list-item>
          <text:p text:style-name="P3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1" draw:name="Frame9" text:anchor-type="paragraph" svg:x="0.0154in" svg:y="0.1752in" svg:width="5.8756in" draw:z-index="13"><draw:text-box fo:min-height="2.9063in"><text:p text:style-name="Figure"><draw:frame draw:style-name="fr4" draw:name="Object8" text:anchor-type="paragraph" svg:x="0.0008in" svg:y="-0.0028in" svg:width="5.8756in" style:rel-width="100%" svg:height="2.7508in"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36507152"/></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36507152"/><text:change-start text:change-id="ct98183616"/> DevInf properties are retrieved from the <text:change-end text:change-id="ct98183616"/><text:change-start text:change-id="ct96485872"/>configuration (SyncManagerConfig object)<text:change-end text:change-id="ct96485872"/><text:change-start text:change-id="ct136343792"/> passed to <text:change-end text:change-id="ct136343792"/><text:change-start text:change-id="ct95580784"/>SyncManager by reference (see <text:change-end text:change-id="ct95580784"/><text:change-start text:change-id="ct98159520"/>SyncManager and SyncSource configuration).<text:change-end text:change-id="ct98159520"/></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39">for each sync source in the array passed in in prepareSync():</text:p>
        </text:list-item>
      </text:list>
      <text:list text:style-name="L13">
        <text:list-item>
          <text:p text:style-name="P40">detecting client modifications;</text:p>
        </text:list-item>
        <text:list-item>
          <text:p text:style-name="P40">sending client modifications (in multiple messages if required);</text:p>
        </text:list-item>
        <text:list-item>
          <text:p text:style-name="P40">processing return messages committing successfully completed commands (based on the status code returned by the server);</text:p>
        </text:list-item>
        <text:list-item>
          <text:p text:style-name="P41">for each sync source in the array passed in in prepareSync():</text:p>
        </text:list-item>
        <text:list-item>
          <text:p text:style-name="P40">receiving server modifications;</text:p>
        </text:list-item>
        <text:list-item>
          <text:p text:style-name="P40">processing and applying server modifications, returning proper status codes;</text:p>
        </text:list-item>
        <text:list-item>
          <text:p text:style-name="P40">sending modification status codes back to the server.</text:p>
        </text:list-item>
      </text:list>
      <text:p text:style-name="P42"/>
      <text:p text:style-name="P43">The API supports the Large Objects defined by the OMA standard, and takes care of the object segmentation and reassembling when sending/receiving data by default.</text:p>
      <text:p text:style-name="P43"/>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4">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5">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5">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5">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4">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9">caller MUST NOT free it</text:span>)</text:p>
          </table:table-cell>
        </table:table-row>
        <table:table-row>
          <table:table-cell table:style-name="Table9.A2" office:value-type="string">
            <text:p text:style-name="P44">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47">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48">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48">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49">int removeAllItems()</text:p>
          </table:table-cell>
          <table:table-cell table:style-name="Table9.B2" office:value-type="string">
            <text:p text:style-name="P50">Called by the SyncManager when the sync mode is refresh-from-server to remove all the items by the client storage.</text:p>
            <text:p text:style-name="P50">The SyncSource can stop the sync by returning an error code to the SyncManager (for instance, a client may ask the user before doing this operation).</text:p>
          </table:table-cell>
        </table:table-row>
        <table:table-row>
          <table:table-cell table:style-name="Table9.A2" office:value-type="string">
            <text:p text:style-name="P49">bool getReassembly()</text:p>
          </table:table-cell>
          <table:table-cell table:style-name="Table9.B2" office:value-type="string">
            <text:p text:style-name="P50">Return true is the Large Object Reassembly is done by the engine, false if it's done by the client.</text:p>
          </table:table-cell>
        </table:table-row>
        <table:table-row>
          <table:table-cell table:style-name="Table9.A2" office:value-type="string">
            <text:p text:style-name="P49">setReassembly(bool)</text:p>
          </table:table-cell>
          <table:table-cell table:style-name="Table9.B2" office:value-type="string">
            <text:p text:style-name="P50">Set if the reassembly is done by the engine (true), or by the client (false).</text:p>
            <text:p text:style-name="P50">This property must be set to true by clients that wants to do the reassembly by theirselves. The default is to leave it to the engine.</text:p>
          </table:table-cell>
        </table:table-row>
        <table:table-row>
          <table:table-cell table:style-name="Table9.A2" office:value-type="string">
            <text:p text:style-name="P48">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48">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31">Role of this method is to conclude the synchronization session. This includes sending a final Status command or the last Map command, if during the synchronization process any item was created on the client and new local ids where generated.</text:p>
      <text:p text:style-name="P31"/>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1" draw:name="Frame7" text:anchor-type="paragraph" svg:x="0.0154in" svg:y="0.1118in" svg:width="5.8756in" draw:z-index="17"><draw:text-box fo:min-height="8.9244in"><text:p text:style-name="Figure"><draw:frame draw:style-name="fr4" draw:name="Object6" text:anchor-type="paragraph" svg:x="0in" svg:y="0.0807in" svg:width="5.8756in" style:rel-width="100%" svg:height="8.4425in"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5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51">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51">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52"><text:span text:style-name="T10">~</text:span><text:span text:style-name="T11">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5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5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5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5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5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51">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5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5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5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5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5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5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53">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5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5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53">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51">dirty</text:p>
          </table:table-cell>
          <table:table-cell table:style-name="Table20.B2" office:value-type="string">
            <text:p text:style-name="Table_20_Contents">The dirty flag, used to select which properties have been modified. <text:span text:style-name="T12">Not used by now (T.B.D).</text:span></text:p>
          </table:table-cell>
        </table:table-row>
      </table:table>
      <text:p text:style-name="P54">Notes: </text:p>
      <text:p text:style-name="Standard"><text:span text:style-name="T13">'</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5">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5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51">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5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5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51">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5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5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5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5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51">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5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4">Default value = TRUE.</text:span></text:p>
          </table:table-cell>
        </table:table-row>
        <table:table-row>
          <table:table-cell table:style-name="Table14.A2" office:value-type="string">
            <text:p text:style-name="P5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5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5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5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51">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9</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57">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8">fieldLevel</text:p>
          </table:table-cell>
          <table:table-cell table:style-name="Table16.B2" office:value-type="string">
            <text:p text:style-name="P58">True if the SyncSource is able to apply field-level replaces (see <text:reference-ref text:reference-format="chapter" text:ref-name="ClientCap">2.9</text:reference-ref> for more details).</text:p>
          </table:table-cell>
        </table:table-row>
        <table:table-row table:style-name="Table16.11">
          <table:table-cell table:style-name="Table16.A2" office:value-type="string">
            <text:p text:style-name="P59">ctCaps</text:p>
          </table:table-cell>
          <table:table-cell table:style-name="Table16.B2" office:value-type="string">
            <text:p text:style-name="P31">ArrayList of CTCap objects, each one representing the content capability information for one type supported by the source. </text:p>
          </table:table-cell>
        </table:table-row>
      </table:table>
      <text:p text:style-name="P54">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60">int addCtCap(properties, type, version, fieldLevel)</text:p>
          </table:table-cell>
          <table:table-cell table:style-name="Table23.B2" office:value-type="string">
            <text:p text:style-name="P61">this method creates and adds to the ctCaps list a CTCap object using the given information. </text:p>
            <text:p text:style-name="P61">Only the properties parameter is mandatory, the others are take by default from the config (see above).</text:p>
          </table:table-cell>
        </table:table-row>
      </table:table>
      <text:p text:style-name="Heading_20_3">DefaultConfigFactory</text:p>
      <text:p text:style-name="P55">The methods of DefaultConfigFactory are factories for config objects. They are provided to help the client developer in the creation of the initial configuration.</text:p>
      <text:p text:style-name="P55">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51">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62">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52"><text:span text:style-name="T10">~SyncReport</text:span><text:span text:style-name="T11">()</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5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5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51">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63">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52"><text:span text:style-name="T10">~SyncSourceReport</text:span><text:span text:style-name="T11">()</text:span></text:p>
          </table:table-cell>
          <table:table-cell table:style-name="Table22.B2" office:value-type="string">
            <text:p text:style-name="Table_20_Contents">Destructor.</text:p>
          </table:table-cell>
        </table:table-row>
        <table:table-row>
          <table:table-cell table:style-name="Table22.A2" office:value-type="string">
            <text:p text:style-name="P52">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5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5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5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5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5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5">COMMAND_ADD -</text:span> <text:span text:style-name="T15">COMMAND_REPLACE – COMMAND_DELETE</text:span></text:p>
      <text:p text:style-name="P64">"state" member can be one of: SOURCE_ACTIVE - SOURCE_INACTIVE - SOURCE_ERROR</text:p>
      <text:p text:style-name="P64"/>
      <text:p text:style-name="Heading_20_3">ItemReport</text:p>
      <text:p text:style-name="Standard">ItemReport class rapresents the result information on a single item synchronized, such as the luid of the item and its status code (200/201/500...).</text:p>
      <text:p text:style-name="Standard"/>
      <text:p text:style-name="P63"/>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in" svg:y="0in" svg:width="5.9055in" style:rel-width="100%" svg:height="2.8819in" style:rel-height="scale-min" draw:z-index="25"><draw:text-box><text:p text:style-name="Figure"><draw:frame draw:style-name="fr12"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65">b64 : base64 encoder/decoder</text:p>
        </text:list-item>
        <text:list-item>
          <text:p text:style-name="P65">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66">+ fieldLevel</text:p>
        </text:list-header>
        <text:list-item>
          <text:p text:style-name="P66"><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7"><text:s text:c="4"/>+ hwv</text:p>
      <text:p text:style-name="P67"><text:s text:c="6"/>- &lt;hardware version of the device&gt;</text:p>
      <text:p text:style-name="P68"><text:s text:c="4"/>+ loSupport</text:p>
      <text:p text:style-name="P68"><text:s text:c="6"/>- &lt;Large Object support: 1 | 0&gt;</text:p>
      <text:p text:style-name="P6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69"><text:s text:c="2"/>- &lt;log level&gt;</text:p>
        </text:list-header>
      </text:list>
      <text:p text:style-name="Code"><text:s text:c="4"/>+ encryption</text:p>
      <text:list text:style-name="L17">
        <text:list-header>
          <text:p text:style-name="P70"><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71"><text:s text:c="2"/>- &lt;Number of changes support: 1 | 0&gt;</text:p>
          <text:p text:style-name="P71">+ verDTD<text:line-break/> <text:s/>- &lt;DTD version in use&gt;</text:p>
        </text:list-header>
      </text:list>
      <text:p text:style-name="Code"/>
      <text:p text:style-name="Standard">Notes:</text:p>
      <text:list text:style-name="L18">
        <text:list-item>
          <text:p text:style-name="P72">If proxy host is an empty string, it is intended as “do not use proxy”.</text:p>
        </text:list-item>
        <text:list-item>
          <text:p text:style-name="P72">&lt;preferred authentication type&gt; is one of: “syncml:auth-md5”, “syncml:auth-basic”.</text:p>
        </text:list-item>
        <text:list-item>
          <text:p text:style-name="P72">&lt;log level&gt; is one of: 0 – 1 – 2 <text:s/>(none, info, debug).</text:p>
        </text:list-item>
        <text:list-item>
          <text:p text:style-name="P72">&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7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73"/>
      <text:p text:style-name="Standard">Therefore, we have two scenario:</text:p>
      <text:p text:style-name="Standard"/>
      <text:list text:style-name="L19">
        <text:list-item>
          <text:p text:style-name="P74">The client connects to a new server;</text:p>
        </text:list-item>
        <text:list-item>
          <text:p text:style-name="P74">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31">The device informations contains details about the device: (manifacturer, firmware version, etc.), about the DS capabilities (support of LargeObjects, NumberOfChanges, etc.) and about the DataStore (aka, the SyncSource). </text:p>
      <text:p text:style-name="P31">The DataStore is a complex item, containing for each source informations about::</text:p>
      <text:list text:style-name="L20">
        <text:list-item>
          <text:p text:style-name="P75">the source name and remote uri</text:p>
        </text:list-item>
        <text:list-item>
          <text:p text:style-name="P75">the supported mime types and version, with the preferred one (for rx and tx)<text:line-break/>e.g.: text/x-vcard, 2.1</text:p>
        </text:list-item>
        <text:list-item>
          <text:p text:style-name="P75">if the DataStore supports field level update:</text:p>
        </text:list-item>
        <text:list-item>
          <text:p text:style-name="P76">if true, the server is allowed to send only the modified properties of an item, and the client is able to change them keeping the rest of the item untouched</text:p>
        </text:list-item>
        <text:list-item>
          <text:p text:style-name="P76">if false, the server must send all the item to the client.</text:p>
        </text:list-item>
        <text:list-item>
          <text:p text:style-name="P75">the list of supported properties.</text:p>
        </text:list-item>
      </text:list>
      <text:p text:style-name="P31"/>
      <text:p text:style-name="P31">The informations are taken from the configuration data (see par. <text:reference-ref text:reference-format="chapter" text:ref-name="config">2.5</text:reference-ref>), except the DataStore properties, which are not known by the API and must be set by the client.</text:p>
      <text:p text:style-name="P31">The client has to provide an ArrayList of CTCap object for each type of data supported by that SyncSource. Each CTCap object contains the informations above (please see the library documentation for more info).</text:p>
      <text:p text:style-name="P31">Besides the get/set methods for the ctCap property, which is the full ArrayList of contant-type capabilities set for the source, the SyncSourceConfig provides the utility method addCtCap() which allows to easily add them.</text:p>
      <text:p text:style-name="P31"/>
      <text:p text:style-name="P31">The minimal operation a client must perform to add the mandatory informations for a source supporting only one content type is to call addCtCap() passing the list of properties supported.</text:p>
      <text:p text:style-name="P31">The other parameters are optionals, and defaults to the values stored in the config itself (type, version and fieldLevel, see above).</text:p>
      <text:p text:style-name="P32"/>
      <text:p text:style-name="P31">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1">
              <text:list-item>
                <text:p text:style-name="P77">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1">
              <text:list-item text:start-value="1">
                <text:p text:style-name="P77">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2">
              <text:list-item>
                <text:p text:style-name="P78">datetime: a Date object representing date and time when error occurring</text:p>
              </text:list-item>
              <text:list-item>
                <text:p text:style-name="P78">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1">
              <text:list-item text:start-value="1">
                <text:p text:style-name="P77">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1">
              <text:list-item text:start-value="1">
                <text:p text:style-name="P77">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1">
              <text:list-item text:start-value="1">
                <text:p text:style-name="P77">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3">
              <text:list-item>
                <text:p text:style-name="P79">going to start sending data</text:p>
              </text:list-item>
            </text:list>
            <text:p text:style-name="Table_20_Contents">It shall bring the following info:</text:p>
            <text:list text:style-name="L24">
              <text:list-item>
                <text:p text:style-name="P80">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4">
              <text:list-item text:start-value="1">
                <text:p text:style-name="P80">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3">
              <text:list-item text:start-value="1">
                <text:p text:style-name="P79">going to start reading data</text:p>
              </text:list-item>
            </text:list>
            <text:p text:style-name="Table_20_Contents">It shall bring the following info:</text:p>
            <text:list text:style-name="L24">
              <text:list-item text:start-value="1">
                <text:p text:style-name="P80">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3">
              <text:list-item text:start-value="1">
                <text:p text:style-name="P79">received a certain amount of data</text:p>
              </text:list-item>
            </text:list>
            <text:p text:style-name="Table_20_Contents">It shall bring the following info:</text:p>
            <text:list text:style-name="L24">
              <text:list-item text:start-value="1">
                <text:p text:style-name="P80">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4">
              <text:list-item text:start-value="1">
                <text:p text:style-name="P80">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5">
              <text:list-item>
                <text:p text:style-name="P81">source URI: the source being synchronized</text:p>
              </text:list-item>
            </text:list>
            <text:list text:style-name="L25">
              <text:list-item text:start-value="1">
                <text:p text:style-name="P81">sourcename: the source name</text:p>
              </text:list-item>
              <text:list-item>
                <text:p text:style-name="P81">mode: type of the performed sync</text:p>
              </text:list-item>
              <text:list-item>
                <text:p text:style-name="P81">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5">
              <text:list-item text:start-value="1">
                <text:p text:style-name="P81">source URI: the source being synchronized</text:p>
              </text:list-item>
            </text:list>
            <text:list text:style-name="L25">
              <text:list-item text:start-value="1">
                <text:p text:style-name="P81">sourcename: the source name</text:p>
              </text:list-item>
              <text:list-item>
                <text:p text:style-name="P81">mode: type of the performed sync</text:p>
              </text:list-item>
              <text:list-item>
                <text:p text:style-name="P8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5">
              <text:list-item text:start-value="1">
                <text:p text:style-name="P81">source URI: the source being synchronized</text:p>
              </text:list-item>
            </text:list>
            <text:list text:style-name="L25">
              <text:list-item text:start-value="1">
                <text:p text:style-name="P81">sourcename: the source name</text:p>
              </text:list-item>
              <text:list-item>
                <text:p text:style-name="P81">mode: type of sync requested</text:p>
              </text:list-item>
              <text:list-item>
                <text:p text:style-name="P8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5">
              <text:list-item text:start-value="1">
                <text:p text:style-name="P81">source URI: the source being synchronized</text:p>
              </text:list-item>
            </text:list>
            <text:list text:style-name="L25">
              <text:list-item text:start-value="1">
                <text:p text:style-name="P81">sourcename: the source name</text:p>
              </text:list-item>
              <text:list-item>
                <text:p text:style-name="P81">mode: type of the performed sync</text:p>
              </text:list-item>
              <text:list-item>
                <text:p text:style-name="P81">data: the number of items.</text:p>
              </text:list-item>
              <text:list-item>
                <text:p text:style-name="P8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5">
              <text:list-item text:start-value="1">
                <text:p text:style-name="P81">source URI: the source being synchronized</text:p>
              </text:list-item>
            </text:list>
            <text:list text:style-name="L25">
              <text:list-item text:start-value="1">
                <text:p text:style-name="P81">sourcename: the source name</text:p>
              </text:list-item>
              <text:list-item>
                <text:p text:style-name="P81">mode: type of the performed sync</text:p>
              </text:list-item>
              <text:list-item>
                <text:p text:style-name="P81">data: the number of items.</text:p>
              </text:list-item>
              <text:list-item>
                <text:p text:style-name="P81">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5">
              <text:list-item text:start-value="1">
                <text:p text:style-name="P81">source URI: the source the item belongs to</text:p>
              </text:list-item>
              <text:list-item>
                <text:p text:style-name="P8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5">
              <text:list-item text:start-value="1">
                <text:p text:style-name="P81">source URI: the source the item belongs to</text:p>
              </text:list-item>
              <text:list-item>
                <text:p text:style-name="P8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5">
              <text:list-item text:start-value="1">
                <text:p text:style-name="P81">source URI: the source the item belongs to</text:p>
              </text:list-item>
              <text:list-item>
                <text:p text:style-name="P8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5">
              <text:list-item text:start-value="1">
                <text:p text:style-name="P81">source URI: the source the item belongs to</text:p>
              </text:list-item>
              <text:list-item>
                <text:p text:style-name="P8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5">
              <text:list-item text:start-value="1">
                <text:p text:style-name="P81">source URI: the source the item belongs to</text:p>
              </text:list-item>
              <text:list-item>
                <text:p text:style-name="P8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5">
              <text:list-item text:start-value="1">
                <text:p text:style-name="P81">source URI: the source the item belongs to</text:p>
              </text:list-item>
              <text:list-item>
                <text:p text:style-name="P81">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5">
              <text:list-item text:start-value="1">
                <text:p text:style-name="P81">command: the command the status relates to</text:p>
              </text:list-item>
              <text:list-item>
                <text:p text:style-name="P81">status code: the status code</text:p>
              </text:list-item>
              <text:list-item>
                <text:p text:style-name="P81">item key: the key of the item this status relates to if it is in response of a modification command.</text:p>
              </text:list-item>
              <text:list-item>
                <text:p text:style-name="P81">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5">
              <text:list-item text:start-value="1">
                <text:p text:style-name="P81">command: the command the status relates to</text:p>
              </text:list-item>
              <text:list-item>
                <text:p text:style-name="P81">status code: the status code</text:p>
              </text:list-item>
              <text:list-item>
                <text:p text:style-name="P81">item key: the key of the item this status relates to if it is in response of a modification command.</text:p>
              </text:list-item>
              <text:list-item>
                <text:p text:style-name="P81">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3" draw:name="Frame3" text:anchor-type="paragraph" svg:x="0.0154in" svg:y="0.0543in" svg:width="5.8756in" draw:z-index="8"><draw:text-box fo:min-height="3.7299in"><text:p text:style-name="Figure"><draw:frame draw:style-name="fr4" draw:name="Object3" text:anchor-type="paragraph" svg:x="0in" svg:y="0in" svg:width="5.8728in" style:rel-width="100%" svg:height="3.5291in"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6">
        <text:list-item>
          <text:p text:style-name="P82">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5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5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5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7">
        <text:list-item>
          <text:p text:style-name="P83">sourceUri: uri of the syncSource</text:p>
        </text:list-item>
        <text:list-item>
          <text:p text:style-name="P83">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8">
        <text:list-item>
          <text:p text:style-name="P84">source URI: the source the item belongs to</text:p>
        </text:list-item>
        <text:list-item>
          <text:p text:style-name="P84">item key: the item key</text:p>
        </text:list-item>
      </text:list>
      <text:p text:style-name="Heading_20_4">SyncStatusEvent</text:p>
      <text:p text:style-name="P5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9">
        <text:list-item>
          <text:p text:style-name="P85">command: the command the status relates to</text:p>
        </text:list-item>
        <text:list-item>
          <text:p text:style-name="P85">status code: the status code</text:p>
        </text:list-item>
      </text:list>
      <text:p text:style-name="Heading_20_3"><draw:frame draw:style-name="fr14" draw:name="Frame4" text:anchor-type="paragraph" svg:y="0.0043in" svg:width="5.9071in" draw:z-index="9"><draw:text-box fo:min-height="3.8799in"><text:p text:style-name="Figure"><draw:frame draw:style-name="fr4"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86">In order to allow the application developer to register/unregister a listener, five global scoped listeners are kept. <text:span text:style-name="T14">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5" draw:name="Frame11" text:anchor-type="paragraph" svg:y="0.0902in" svg:width="5.6508in" draw:z-index="23"><draw:text-box fo:min-height="3.2236in"><text:p text:style-name="Figure"><draw:frame draw:style-name="fr4"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87" text:outline-level="2">SyncML Message Object Representation</text:h>
      <text:h text:style-name="P87" text:outline-level="2">Converter and Parser for Contact and Calendar objects</text:h>
      <text:p text:style-name="P55"/>
      <text:p text:style-name="P55">In order to provide facilities to the developer the Funambol Client API C++ contains classes to represent Contact and Calendar object and function to convert it <text:s/>to SIF-C or SIF-E format (Funambol Interghange Format) and Vcard or Ical. </text:p>
      <text:p text:style-name="P55">On the other hand there are function to parse the SIF format or the VCard and iCal format and create the correspondent Contact or Calendar object.</text:p>
      <text:p text:style-name="P55">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5"/>
      <text:p text:style-name="P55">The converter Diagram is as follow</text:p>
      <text:p text:style-name="P29"/>
      <text:p text:style-name="P29"><draw:frame draw:style-name="fr16"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55">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5">Object is the superclass of Contact and Calendar object. They represents the objects that can be filled and used by the SyncSource</text:p>
      <text:p text:style-name="P55"/>
      <text:p text:style-name="P29"/>
      <text:p text:style-name="P29"/>
      <text:p text:style-name="P29"/>
      <text:p text:style-name="P29"/>
      <text:p text:style-name="P29"><draw:frame draw:style-name="fr16"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55">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8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20">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0"/>
      <text:p text:style-name="P20">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0">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6">SyncML Device Management Tree and Description</text:span> [1].</text:p>
      <text:p text:style-name="Standard"/>
      <text:p text:style-name="P89">ACL</text:p>
      <text:p text:style-name="P90">Access Control List. A list of identifiers and access rights associated with each identifier.</text:p>
      <text:p text:style-name="Standard"/>
      <text:p text:style-name="P89">Description Framework</text:p>
      <text:p text:style-name="P90">A specification for how to describe the management syntax and semantics for a particular device type.</text:p>
      <text:p text:style-name="P90"/>
      <text:p text:style-name="P89">Dynamic node</text:p>
      <text:p text:style-name="P91">A node is dynamic if the DDF property Scope is set to Dynamic, or if the Scope property</text:p>
      <text:p text:style-name="P91">is unspecified.</text:p>
      <text:p text:style-name="P91"/>
      <text:p text:style-name="P92">Interior node</text:p>
      <text:p text:style-name="P90">A node that may have child nodes, but cannot store any value. The Format property o<text:span text:style-name="T17">f </text:span><text:span text:style-name="T18">an</text:span><text:span text:style-name="T19"> </text:span><text:span text:style-name="T18">interior node is </text:span><text:span text:style-name="T20">nod</text:span><text:span text:style-name="T18">e.</text:span></text:p>
      <text:p text:style-name="P93"/>
      <text:p text:style-name="P94">Leaf node</text:p>
      <text:p text:style-name="P95">A node that can store a value, but cannot have child nodes. The Format property of a leaf node is not <text:span text:style-name="T21">nod</text:span>e.</text:p>
      <text:p text:style-name="P95"/>
      <text:p text:style-name="P94">Management object</text:p>
      <text:p text:style-name="P95">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95"/>
      <text:p text:style-name="P94">Management client</text:p>
      <text:p text:style-name="P95">A software component in a managed device that correctly interprets SyncML DM <text:s/>commands, executes appropriate actions in the device and sends back relevant responses to the issuing management server.</text:p>
      <text:p text:style-name="P95"/>
      <text:p text:style-name="P94">Management server</text:p>
      <text:p text:style-name="P95">A network based entity that issues SyncML DM commands to devices and correctly interprets responses sent from the devices.</text:p>
      <text:p text:style-name="P95"/>
      <text:p text:style-name="P94">Management tree</text:p>
      <text:p text:style-name="P95">The mechanism by which the management client interacts with the device, e.g. by storing and retrieving values from it and by manipulating the properties of it, for example the access control lists.</text:p>
      <text:p text:style-name="P95"/>
      <text:p text:style-name="P94">Node</text:p>
      <text:p text:style-name="P95">A node is a single element in a management tree. There can be two kinds of nodes in a management tree: interior nodes and leaf nodes. The Format property of a node provides information about whether a node is a leaf or an interior node.</text:p>
      <text:p text:style-name="P95"/>
      <text:p text:style-name="P94">Permanent node</text:p>
      <text:p text:style-name="P95">A node is permanent if the DDF property Scope is set to Permanent. If a node is not permanent, it is dynamic. A permanent node can never be deleted.</text:p>
      <text:p text:style-name="P95"/>
      <text:p text:style-name="P94">Server identifier</text:p>
      <text:p text:style-name="P96">The SyncML DM internal name for a management server. A management server is associated with an existing server identifier in a device through SyncML DM authentication.</text:p>
      <text:p text:style-name="P96"/>
      <text:h text:style-name="P97" text:outline-level="2">Architecture</text:h>
      <text:p text:style-name="P98">The Device Management architecture is shown in <text:sequence-ref text:reference-format="category-and-value" text:ref-name="refFigure12">Figure 13</text:sequence-ref>.</text:p>
      <text:p text:style-name="P98"><draw:frame draw:style-name="fr3" draw:name="Frame10" text:anchor-type="paragraph" svg:x="0.0016in" svg:y="0.111in" svg:width="5.9055in" style:rel-width="100%" svg:height="3.9366in" style:rel-height="scale-min" draw:z-index="19"><draw:text-box><text:p text:style-name="Figure"><draw:frame draw:style-name="fr4"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98"><text:span text:style-name="T9">Device Manager</text:span>: this component is responsible for the abstraction of the management operation that can be performed on a device. It will be the place where a device management protocol such as OMA DM will be implemented.</text:p>
      <text:p text:style-name="P98"/>
      <text:p text:style-name="P98"><text:span text:style-name="T9">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98"/>
      <text:p text:style-name="P98"><text:span text:style-name="T9">Management Node</text:span>: a management node represents a container of configuration properties and, optionally, of other nodes. Configuration properties are represented with the form of key-value pairs.</text:p>
      <text:p text:style-name="P98"/>
      <text:p text:style-name="P98"/>
      <text:p text:style-name="P98"/>
      <text:p text:style-name="P98"/>
      <text:p text:style-name="P98"/>
      <text:p text:style-name="P98"/>
      <text:p text:style-name="P98"/>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5" draw:name="Frame12" text:anchor-type="paragraph" svg:y="0.1244in" svg:width="4.3146in" draw:z-index="21"><draw:text-box fo:min-height="3.8598in"><text:p text:style-name="Figure"><draw:frame draw:style-name="fr4"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9">new</text:span> operator and must be deleted by the caller with the standard C++ <text:span text:style-name="T9">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99">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2.3882in" svg:y="0in" svg:width="3.8646in" svg:height="0.5417in"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6</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Client API C++ Design Document</dc:title>
    <meta:initial-creator>Stefano Fornari</meta:initial-creator>
    <meta:creation-date>2003-06-21T22:39:39</meta:creation-date>
    <dc:creator>Andrea Gazzaniga</dc:creator>
    <dc:date>2008-01-03T13:18:42</dc:date>
    <meta:printed-by>Stefano Fornari</meta:printed-by>
    <meta:print-date>2005-11-10T11:14:42</meta:print-date>
    <dc:language>en-US</dc:language>
    <meta:editing-cycles>497</meta:editing-cycles>
    <meta:editing-duration>P9DT14H0M58S</meta:editing-duration>
    <meta:user-defined meta:name="Info 1"/>
    <meta:user-defined meta:name="Info 2"/>
    <meta:user-defined meta:name="Info 3"/>
    <meta:user-defined meta:name="Info 4"/>
    <meta:document-statistic meta:table-count="27" meta:image-count="1" meta:object-count="16" meta:page-count="57" meta:paragraph-count="1289" meta:word-count="15176" meta:character-count="96905"/>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